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27cm" fo:margin-left="0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1.9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color="#000000" style:font-name="Monospace" fo:font-size="10pt" officeooo:rsid="001b6974" officeooo:paragraph-rsid="00019e0f" style:font-name-asian="Droid Sans Fallback" style:font-size-asian="10pt" style:font-name-complex="FreeSans" style:font-size-complex="10pt"/>
    </style:style>
    <style:style style:name="P2" style:family="paragraph" style:parent-style-name="Standard">
      <style:paragraph-properties fo:text-align="justify" style:justify-single-word="false"/>
      <style:text-properties fo:color="#000000" style:font-name="Monospace" fo:font-size="10pt" officeooo:rsid="00019e0f" officeooo:paragraph-rsid="00019e0f" style:font-name-asian="Droid Sans Fallback" style:font-size-asian="10pt" style:font-name-complex="FreeSans" style:font-size-complex="10pt"/>
    </style:style>
    <style:style style:name="P3" style:family="paragraph" style:parent-style-name="Standard">
      <style:paragraph-properties fo:text-align="justify" style:justify-single-word="false"/>
      <style:text-properties fo:color="#000000" style:font-name="Monospace" fo:font-size="10pt" officeooo:rsid="0002459d" officeooo:paragraph-rsid="0002459d" style:font-name-asian="Droid Sans Fallback" style:font-size-asian="10pt" style:font-name-complex="FreeSans" style:font-size-complex="10pt"/>
    </style:style>
    <style:style style:name="P4" style:family="paragraph" style:parent-style-name="Standard">
      <style:paragraph-properties fo:text-align="justify" style:justify-single-word="false"/>
      <style:text-properties officeooo:paragraph-rsid="00019e0f"/>
    </style:style>
    <style:style style:name="P5" style:family="paragraph" style:parent-style-name="Standard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019e0f"/>
    </style:style>
    <style:style style:name="P6" style:family="paragraph" style:parent-style-name="Standard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color="#000000" style:font-name="Monospace" fo:font-size="10pt" officeooo:paragraph-rsid="00019e0f" style:font-size-asian="10pt"/>
    </style:style>
    <style:style style:name="P7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019e0f"/>
    </style:style>
    <style:style style:name="P8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size="16pt" officeooo:paragraph-rsid="00019e0f" style:font-size-asian="16pt" style:font-size-complex="16pt"/>
    </style:style>
    <style:style style:name="P9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color="#000000" style:font-name="Monospace" fo:font-size="10pt" officeooo:paragraph-rsid="00019e0f" style:font-size-asian="10pt"/>
    </style:style>
    <style:style style:name="P10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officeooo:paragraph-rsid="00019e0f" style:font-size-asian="16pt" style:font-size-complex="16pt"/>
    </style:style>
    <style:style style:name="P11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fo:font-weight="normal" officeooo:paragraph-rsid="00019e0f" style:font-size-asian="16pt" style:font-weight-asian="normal" style:font-size-complex="16pt" style:font-weight-complex="normal"/>
    </style:style>
    <style:style style:name="P12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color="#6600ff" officeooo:paragraph-rsid="00019e0f"/>
    </style:style>
    <style:style style:name="P13" style:family="paragraph" style:parent-style-name="List_20_Contents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019e0f"/>
    </style:style>
    <style:style style:name="P14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</style:style>
    <style:style style:name="P15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officeooo:paragraph-rsid="00019e0f"/>
    </style:style>
    <style:style style:name="P16" style:family="paragraph" style:parent-style-name="Table_20_Contents">
      <style:paragraph-properties fo:text-align="justify" style:justify-single-word="false"/>
      <style:text-properties fo:font-variant="normal" fo:text-transform="none" fo:color="#353833" style:font-name="Arial" fo:font-size="10pt" fo:letter-spacing="normal" fo:font-style="normal" fo:font-weight="bold" officeooo:paragraph-rsid="00019e0f" style:font-name-asian="Droid Sans Fallback" style:font-size-asian="10pt" style:font-name-complex="FreeSans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Liberation Sans" fo:font-size="10pt" officeooo:paragraph-rsid="00019e0f" style:font-name-asian="Droid Sans Fallback" style:font-size-asian="10pt" style:font-name-complex="FreeSans" style:font-size-complex="10pt"/>
    </style:style>
    <style:style style:name="P18" style:family="paragraph" style:parent-style-name="Standard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color="#000000" style:font-name="Monospace" fo:font-size="10pt" officeooo:paragraph-rsid="00019e0f" style:font-size-asian="10pt"/>
    </style:style>
    <style:style style:name="P19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10pt" fo:letter-spacing="normal" fo:font-style="normal" fo:font-weight="normal" style:font-size-asian="10pt" style:font-size-complex="10pt"/>
    </style:style>
    <style:style style:name="P20" style:family="paragraph" style:parent-style-name="Standard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019e0f"/>
    </style:style>
    <style:style style:name="P21" style:family="paragraph" style:parent-style-name="Standard" style:list-style-name="L2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019e0f"/>
    </style:style>
    <style:style style:name="P22" style:family="paragraph" style:parent-style-name="Standard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fo:color="#000000" style:font-name="Monospace" fo:font-size="10pt" officeooo:paragraph-rsid="00019e0f" style:font-size-asian="10pt"/>
    </style:style>
    <style:style style:name="P23" style:family="paragraph" style:parent-style-name="Standard" style:list-style-name="L2">
      <style:paragraph-properties fo:margin-top="0.265cm" fo:margin-bottom="0.265cm" style:contextual-spacing="false" fo:text-align="justify" style:justify-single-word="false" fo:widows="1" fo:padding="0cm" fo:border="none"/>
      <style:text-properties fo:font-variant="normal" fo:text-transform="none" fo:color="#353833" style:font-name="Ubuntu Medium" fo:font-size="9pt" fo:letter-spacing="normal" fo:font-style="normal" fo:font-weight="normal" officeooo:paragraph-rsid="00019e0f"/>
    </style:style>
    <style:style style:name="P24" style:family="paragraph" style:parent-style-name="Standard" style:list-style-name="L2">
      <style:paragraph-properties fo:margin-top="0.265cm" fo:margin-bottom="0.265cm" style:contextual-spacing="false" fo:text-align="justify" style:justify-single-word="false" fo:widows="1" fo:padding="0cm" fo:border="none"/>
      <style:text-properties fo:color="#0000ff" officeooo:paragraph-rsid="00019e0f"/>
    </style:style>
    <style:style style:name="P25" style:family="paragraph" style:parent-style-name="Heading_20_3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019e0f"/>
    </style:style>
    <style:style style:name="P26" style:family="paragraph" style:parent-style-name="Heading_20_2">
      <style:paragraph-properties fo:text-align="justify" style:justify-single-word="false"/>
      <style:text-properties officeooo:paragraph-rsid="00019e0f"/>
    </style:style>
    <style:style style:name="T1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 fo:padding="0cm" fo:border="none"/>
    </style:style>
    <style:style style:name="T2" style:family="text">
      <style:text-properties fo:color="#000000" fo:font-size="20pt" fo:font-style="normal" style:text-underline-style="none" fo:font-weight="bold" officeooo:rsid="0015ed5d" style:font-size-asian="20pt" style:font-style-asian="normal" style:font-weight-asian="bold" style:font-size-complex="20pt" style:font-style-complex="normal" style:font-weight-complex="bold" fo:padding="0cm" fo:border="none"/>
    </style:style>
    <style:style style:name="T3" style:family="text">
      <style:text-properties fo:color="#000000" fo:font-size="20pt" fo:font-style="normal" style:text-underline-style="none" fo:font-weight="bold" officeooo:rsid="000af011" style:font-size-asian="20pt" style:font-style-asian="normal" style:font-weight-asian="bold" style:font-size-complex="20pt" style:font-style-complex="normal" style:font-weight-complex="bold" fo:padding="0cm" fo:border="none"/>
    </style:style>
    <style:style style:name="T4" style:family="text">
      <style:text-properties fo:color="#000000" fo:font-size="20pt" fo:font-style="normal" style:text-underline-style="none" fo:font-weight="bold" officeooo:rsid="00019e0f" style:font-size-asian="20pt" style:font-style-asian="normal" style:font-weight-asian="bold" style:font-size-complex="20pt" style:font-style-complex="normal" style:font-weight-complex="bold" fo:padding="0cm" fo:border="none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style:text-underline-style="none" style:font-size-asian="10pt"/>
    </style:style>
    <style:style style:name="T7" style:family="text">
      <style:text-properties fo:color="#7f0055" style:font-name="Monospace" fo:font-size="10pt" fo:font-weight="bold" style:font-size-asian="10pt" style:font-weight-asian="bold"/>
    </style:style>
    <style:style style:name="T8" style:family="text">
      <style:text-properties fo:font-variant="normal" fo:text-transform="none" fo:color="#353833" style:font-name="Arial" fo:letter-spacing="normal" fo:font-style="normal"/>
    </style:style>
    <style:style style:name="T9" style:family="text">
      <style:text-properties fo:font-variant="normal" fo:text-transform="none" fo:color="#353833" style:font-name="Arial" fo:letter-spacing="normal" fo:font-style="normal" officeooo:rsid="001202ec"/>
    </style:style>
    <style:style style:name="T10" style:family="text">
      <style:text-properties fo:font-variant="normal" fo:text-transform="none" fo:color="#353833" style:font-name="Arial" fo:letter-spacing="normal" fo:font-style="normal" officeooo:rsid="0017d995"/>
    </style:style>
    <style:style style:name="T11" style:family="text">
      <style:text-properties fo:font-variant="normal" fo:text-transform="none" fo:color="#353833" style:font-name="Arial" fo:letter-spacing="normal" fo:font-style="normal" fo:font-weight="normal"/>
    </style:style>
    <style:style style:name="T12" style:family="text">
      <style:text-properties fo:font-variant="normal" fo:text-transform="none" fo:color="#353833" style:font-name="Arial" fo:font-size="10pt" fo:letter-spacing="normal" fo:font-style="normal" fo:font-weight="normal" style:font-size-asian="10pt" style:font-size-complex="10pt"/>
    </style:style>
    <style:style style:name="T13" style:family="text">
      <style:text-properties fo:font-variant="normal" fo:text-transform="none" fo:color="#353833" style:font-name="Arial" fo:font-size="9pt" fo:letter-spacing="normal" fo:font-style="normal" fo:font-weight="normal"/>
    </style:style>
    <style:style style:name="T14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202ec" style:text-blinking="false"/>
    </style:style>
    <style:style style:name="T15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7d995" style:text-blinking="false"/>
    </style:style>
    <style:style style:name="T16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0af011" style:text-blinking="false"/>
    </style:style>
    <style:style style:name="T17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019e0f" style:text-blinking="false"/>
    </style:style>
    <style:style style:name="T18" style:family="text">
      <style:text-properties fo:font-variant="normal" fo:text-transform="none" fo:color="#353833" style:font-name="Ubuntu Medium1" fo:font-size="9pt" fo:letter-spacing="normal" fo:font-style="normal" fo:font-weight="normal"/>
    </style:style>
    <style:style style:name="T19" style:family="text">
      <style:text-properties fo:font-variant="normal" fo:text-transform="none" fo:color="#353833" style:font-name="Ubuntu Medium1" fo:font-size="9pt" fo:letter-spacing="normal" fo:font-style="normal" fo:font-weight="normal" officeooo:rsid="00019e0f"/>
    </style:style>
    <style:style style:name="T20" style:family="text">
      <style:text-properties fo:font-variant="normal" fo:text-transform="none" fo:color="#353833" fo:font-size="10pt" fo:letter-spacing="normal" fo:font-style="normal" fo:font-weight="normal" style:font-size-asian="10pt" style:font-size-complex="10pt"/>
    </style:style>
    <style:style style:name="T21" style:family="text">
      <style:text-properties fo:font-variant="normal" fo:text-transform="none" fo:color="#353833" fo:letter-spacing="normal" fo:font-style="normal" fo:font-weight="normal"/>
    </style:style>
    <style:style style:name="T22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style:text-blinking="false" style:font-size-asian="10pt" style:font-size-complex="10pt"/>
    </style:style>
    <style:style style:name="T23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officeooo:rsid="00019e0f" style:text-blinking="false" style:font-size-asian="10pt" style:font-size-complex="10pt"/>
    </style:style>
    <style:style style:name="T24" style:family="text">
      <style:text-properties fo:font-variant="normal" fo:text-transform="none" fo:color="#4c6b87" style:text-line-through-style="none" style:text-line-through-type="none" fo:letter-spacing="normal" fo:font-style="normal" style:text-underline-style="none" fo:font-weight="bold" style:text-blinking="false"/>
    </style:style>
    <style:style style:name="T25" style:family="text">
      <style:text-properties fo:font-variant="normal" fo:text-transform="none" fo:color="#4c6b87" style:text-line-through-style="none" style:text-line-through-type="none" fo:letter-spacing="normal" fo:font-style="normal" style:text-underline-style="none" fo:font-weight="bold" officeooo:rsid="00019e0f" style:text-blinking="false"/>
    </style:style>
    <style:style style:name="T26" style:family="text">
      <style:text-properties fo:color="#0000c0" style:font-name="Monospace" fo:font-size="10pt" style:font-size-asian="10pt"/>
    </style:style>
    <style:style style:name="T27" style:family="text">
      <style:text-properties fo:color="#0000ff" style:font-name="Monospace" fo:font-size="10pt" style:font-size-asian="10pt"/>
    </style:style>
    <style:style style:name="T28" style:family="text">
      <style:text-properties fo:color="#0000ff" style:font-name="Monospace" fo:font-size="10pt" officeooo:rsid="00192d5d" style:font-size-asian="10pt"/>
    </style:style>
    <style:style style:name="T29" style:family="text">
      <style:text-properties fo:color="#0000ff" style:font-name="Monospace" fo:font-size="10pt" officeooo:rsid="000c3269" style:font-size-asian="10pt"/>
    </style:style>
    <style:style style:name="T30" style:family="text">
      <style:text-properties fo:color="#0000ff" style:font-name="Monospace" fo:font-size="10pt" officeooo:rsid="00019e0f" style:font-size-asian="10pt"/>
    </style:style>
    <style:style style:name="T31" style:family="text">
      <style:text-properties officeooo:rsid="001b3c2c"/>
    </style:style>
    <style:style style:name="T32" style:family="text">
      <style:text-properties style:font-name="Monospace" fo:font-size="10pt" style:font-size-asian="10pt"/>
    </style:style>
    <style:style style:name="T33" style:family="text">
      <style:text-properties style:font-name="Monospace" fo:font-size="10pt" officeooo:rsid="00019e0f" style:font-size-asian="10pt"/>
    </style:style>
    <style:style style:name="T34" style:family="text">
      <style:text-properties style:font-name="Monospace" fo:font-size="10pt" officeooo:rsid="000c3269" style:font-size-asian="10pt"/>
    </style:style>
    <style:style style:name="T35" style:family="text">
      <style:text-properties style:font-name="Monospace" fo:font-size="10pt" officeooo:rsid="00192d5d" style:font-size-asian="10pt"/>
    </style:style>
    <style:style style:name="T36" style:family="text">
      <style:text-properties style:font-name="Ubuntu Medium1"/>
    </style:style>
    <style:style style:name="T37" style:family="text">
      <style:text-properties style:font-name="Ubuntu Medium1" officeooo:rsid="00019e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2"><text:span text:style-name="T1">Class </text:span><text:span text:style-name="T4">Describe</text:span><text:span text:style-name="T3">Volume</text:span><text:span text:style-name="T4">s</text:span><text:span text:style-name="T2">Request</text:span></text:h>
      <text:p text:style-name="P13"/>
      <text:p text:style-name="P5"><text:span text:style-name="T7">public</text:span><text:span text:style-name="T5"> </text:span><text:span text:style-name="T7">class</text:span><text:span text:style-name="T5"> </text:span><text:span text:style-name="T6">DescribeVolumesRequest</text:span><text:span text:style-name="T5"> </text:span><text:span text:style-name="T7">extends</text:span><text:span text:style-name="T5"> JCSRequest </text:span><text:span text:style-name="T7">implements </text:span><text:span text:style-name="T5">Serializable, Cloneable</text:span></text:p>
      <text:p text:style-name="P6"/>
      <text:p text:style-name="P6"/>
      <text:p text:style-name="P8">Field Summary</text:p>
      <text:list xml:id="list955202659793618503" text:style-name="L1">
        <text:list-item>
          <text:p text:style-name="P25"><text:span text:style-name="T8">Fields inherited from </text:span><text:span text:style-name="T9">JCS</text:span><text:span text:style-name="T10">Request</text:span></text:p>
          <text:list>
            <text:list-item>
              <text:list>
                <text:list-header>
                  <text:p text:style-name="P20"><text:span text:style-name="T7">private</text:span><text:span text:style-name="T5"> JCSCredentialsProvider </text:span><text:span text:style-name="T26">credentialsProvider</text:span><text:span text:style-name="T5">;</text:span></text:p>
                  <text:p text:style-name="P20"><text:span text:style-name="T7">private</text:span><text:span text:style-name="T5"> Map&lt;String, String&gt; </text:span><text:span text:style-name="T26">customRequestHeaders</text:span><text:span text:style-name="T5">;</text:span></text:p>
                  <text:p text:style-name="P22"/>
                </text:list-header>
              </text:list>
            </text:list-item>
          </text:list>
        </text:list-item>
        <text:list-item>
          <text:p text:style-name="P25"><text:span text:style-name="T14">Fields in </text:span><text:span text:style-name="T17">Describe</text:span><text:span text:style-name="T16">Volume</text:span><text:span text:style-name="T17">s</text:span><text:span text:style-name="T15">Request</text:span></text:p>
        </text:list-item>
      </text:list>
      <text:p text:style-name="P7"><text:tab/><text:tab/><text:span text:style-name="T7">private</text:span><text:span text:style-name="T5"> List&lt;String&gt; </text:span><text:span text:style-name="T26">volumeIds</text:span><text:span text:style-name="T5">;</text:span></text:p>
      <text:p text:style-name="P7"><text:span text:style-name="T5"><text:tab/><text:tab/></text:span><text:span text:style-name="T7">private</text:span><text:span text:style-name="T5"> String </text:span><text:span text:style-name="T26">nextToken</text:span><text:span text:style-name="T5">;</text:span></text:p>
      <text:p text:style-name="P7"><text:span text:style-name="T5"><text:tab/><text:tab/></text:span><text:span text:style-name="T7">private</text:span><text:span text:style-name="T5"> Integer </text:span><text:span text:style-name="T26">maxResults</text:span><text:span text:style-name="T5">;</text:span></text:p>
      <text:p text:style-name="P9"/>
      <text:p text:style-name="P10">Constructor Summary</text:p>
      <text:list xml:id="list6780613453369308645" text:style-name="L2">
        <text:list-item>
          <text:p text:style-name="P21"><text:span text:style-name="T30">Describe</text:span><text:span text:style-name="T29">Volume</text:span><text:span text:style-name="T30">s</text:span><text:span text:style-name="T28">Request</text:span><text:span text:style-name="T27">()</text:span></text:p>
          <text:list>
            <text:list-header>
              <text:p text:style-name="P23">Default constructor for <text:span text:style-name="T37">DescribeVolumes</text:span><text:span text:style-name="T36">Request</text:span> objec<text:span text:style-name="T31">t</text:span>.</text:p>
            </text:list-header>
          </text:list>
        </text:list-item>
        <text:list-item>
          <text:p text:style-name="P24"><text:span text:style-name="T33">Describe</text:span><text:span text:style-name="T34">Volume</text:span><text:span text:style-name="T33">s</text:span><text:span text:style-name="T35">Request</text:span><text:span text:style-name="T32">(List&lt;String&gt; volumeIds)</text:span></text:p>
          <text:list>
            <text:list-header>
              <text:p text:style-name="P21"><text:span text:style-name="T18">Constructs a new </text:span><text:span text:style-name="T19">DescribeVolumes</text:span><text:span text:style-name="T18">Request object.<text:tab/></text:span></text:p>
            </text:list-header>
          </text:list>
        </text:list-item>
      </text:list>
      <text:p text:style-name="P12"><text:tab/></text:p>
      <text:p text:style-name="P11">Method Summary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Modifier and Type</text:p>
          </table:table-cell>
          <table:table-cell table:style-name="Table1.B1" office:value-type="string">
            <text:p text:style-name="P16">Method and Description</text:p>
          </table:table-cell>
        </table:table-row>
        <table:table-row>
          <table:table-cell table:style-name="Table1.A2" office:value-type="string">
            <text:p text:style-name="P2">Integer</text:p>
            <text:p text:style-name="P17"/>
          </table:table-cell>
          <table:table-cell table:style-name="Table1.B2" office:value-type="string">
            <text:p text:style-name="P4"><text:span text:style-name="Source_20_Text"><text:span text:style-name="T23">getMaxResults</text:span></text:span><text:span text:style-name="Source_20_Text"><text:span text:style-name="T20">()</text:span></text:span></text:p>
            <text:p text:style-name="P14"><text:span text:style-name="T12">The maximum number of volume results returned by </text:span><text:span text:style-name="Source_20_Text"><text:span text:style-name="T12">DescribeVolumes </text:span></text:span><text:span text:style-name="T12">in paginated output.</text:span></text:p>
          </table:table-cell>
        </table:table-row>
        <table:table-row>
          <table:table-cell table:style-name="Table1.A2" office:value-type="string">
            <text:p text:style-name="P1">String</text:p>
            <text:p text:style-name="P17"/>
          </table:table-cell>
          <table:table-cell table:style-name="Table1.B2" office:value-type="string">
            <text:p text:style-name="P4"><text:span text:style-name="Source_20_Text"><text:span text:style-name="T22">getNextToken</text:span></text:span><text:span text:style-name="Source_20_Text"><text:span text:style-name="T20">()</text:span></text:span></text:p>
            <text:p text:style-name="P14"><text:span text:style-name="T12">The </text:span><text:span text:style-name="Source_20_Text"><text:span text:style-name="T12">NextToken </text:span></text:span><text:span text:style-name="T12">value returned from a previous paginated </text:span><text:span text:style-name="Source_20_Text"><text:span text:style-name="T12">DescribeVolumes </text:span></text:span><text:span text:style-name="T12">request where </text:span><text:span text:style-name="Source_20_Text"><text:span text:style-name="T12">MaxResults </text:span></text:span><text:span text:style-name="T12">was used and the results exceeded the value of that parameter.</text:span></text:p>
          </table:table-cell>
        </table:table-row>
        <table:table-row>
          <table:table-cell table:style-name="Table1.A2" office:value-type="string">
            <text:p text:style-name="P2">List&lt;String&gt;</text:p>
          </table:table-cell>
          <table:table-cell table:style-name="Table1.B2" office:value-type="string">
            <text:p text:style-name="P4"><text:span text:style-name="Source_20_Text"><text:span text:style-name="T23">getVolumeIds</text:span></text:span><text:span text:style-name="Source_20_Text"><text:span text:style-name="T20">()</text:span></text:span></text:p>
            <text:p text:style-name="P19">One or more volume IDs.</text:p>
          </table:table-cell>
        </table:table-row>
        <table:table-row>
          <table:table-cell table:style-name="Table1.A2" office:value-type="string">
            <text:p text:style-name="P3">void</text:p>
          </table:table-cell>
          <table:table-cell table:style-name="Table1.B2" office:value-type="string">
            <text:p text:style-name="P4"><text:span text:style-name="Source_20_Text"><text:span text:style-name="T22">setMaxResults</text:span></text:span><text:span text:style-name="Source_20_Text"><text:span text:style-name="T20">(</text:span></text:span><text:span text:style-name="Source_20_Text"><text:span text:style-name="T22">Integer </text:span></text:span><text:span text:style-name="Source_20_Text"><text:span text:style-name="T20">maxResults)</text:span></text:span></text:p>
            <text:p text:style-name="P14"><text:span text:style-name="T12">The maximum number of volume results returned by </text:span><text:span text:style-name="Source_20_Text"><text:span text:style-name="T12">DescribeVolumes </text:span></text:span><text:span text:style-name="T12">in paginated output.</text:span></text:p>
          </table:table-cell>
        </table:table-row>
        <text:soft-page-break/>
        <table:table-row>
          <table:table-cell table:style-name="Table1.A2" office:value-type="string">
            <text:p text:style-name="P3">void</text:p>
          </table:table-cell>
          <table:table-cell table:style-name="Table1.B2" office:value-type="string">
            <text:p text:style-name="P4"><text:span text:style-name="Source_20_Text"><text:span text:style-name="T22">setNextToken</text:span></text:span><text:span text:style-name="Source_20_Text"><text:span text:style-name="T20">(</text:span></text:span><text:span text:style-name="Source_20_Text"><text:span text:style-name="T22">String </text:span></text:span><text:span text:style-name="Source_20_Text"><text:span text:style-name="T20">nextToken)</text:span></text:span></text:p>
            <text:p text:style-name="P14"><text:span text:style-name="T12">The </text:span><text:span text:style-name="Source_20_Text"><text:span text:style-name="T12">NextToken </text:span></text:span><text:span text:style-name="T12">value returned from a previous paginated </text:span><text:span text:style-name="Source_20_Text"><text:span text:style-name="T12">DescribeVolumes </text:span></text:span><text:span text:style-name="T12">request where </text:span><text:span text:style-name="Source_20_Text"><text:span text:style-name="T12">MaxResults </text:span></text:span><text:span text:style-name="T12">was used and the results exceeded the value of that parameter.</text:span></text:p>
          </table:table-cell>
        </table:table-row>
        <table:table-row>
          <table:table-cell table:style-name="Table1.A2" office:value-type="string">
            <text:p text:style-name="P3">void</text:p>
          </table:table-cell>
          <table:table-cell table:style-name="Table1.B2" office:value-type="string">
            <text:p text:style-name="P15"><text:span text:style-name="Source_20_Text"><text:span text:style-name="T22">setVolumeIds</text:span></text:span><text:span text:style-name="Source_20_Text"><text:span text:style-name="T20">(</text:span></text:span><text:span text:style-name="Source_20_Text"><text:span text:style-name="T22">Collection</text:span></text:span><text:span text:style-name="Source_20_Text"><text:span text:style-name="T20">&lt;</text:span></text:span><text:span text:style-name="Source_20_Text"><text:span text:style-name="T22">String</text:span></text:span><text:span text:style-name="Source_20_Text"><text:span text:style-name="T20">&gt; volumeIds)</text:span></text:span></text:p>
            <text:p text:style-name="P19">One or more volume IDs.</text:p>
          </table:table-cell>
        </table:table-row>
        <table:table-row>
          <table:table-cell table:style-name="Table1.A2" office:value-type="string">
            <text:p text:style-name="P3">DescribeVolumesRequest</text:p>
          </table:table-cell>
          <table:table-cell table:style-name="Table1.B2" office:value-type="string">
            <text:p text:style-name="P4"><text:span text:style-name="Source_20_Text"><text:span text:style-name="T22">withMaxResults</text:span></text:span><text:span text:style-name="Source_20_Text"><text:span text:style-name="T20">(</text:span></text:span><text:span text:style-name="Source_20_Text"><text:span text:style-name="T22">Integer </text:span></text:span><text:span text:style-name="Source_20_Text"><text:span text:style-name="T20">maxResults)</text:span></text:span></text:p>
            <text:p text:style-name="P14"><text:span text:style-name="T12">The maximum number of volume results returned by </text:span><text:span text:style-name="Source_20_Text"><text:span text:style-name="T12">DescribeVolumes </text:span></text:span><text:span text:style-name="T12">in paginated output.</text:span></text:p>
          </table:table-cell>
        </table:table-row>
        <table:table-row>
          <table:table-cell table:style-name="Table1.A2" office:value-type="string">
            <text:p text:style-name="P3">DescribeVolumesRequest</text:p>
          </table:table-cell>
          <table:table-cell table:style-name="Table1.B2" office:value-type="string">
            <text:p text:style-name="P4"><text:span text:style-name="Source_20_Text"><text:span text:style-name="T22">withNextToken</text:span></text:span><text:span text:style-name="Source_20_Text"><text:span text:style-name="T20">(</text:span></text:span><text:span text:style-name="Source_20_Text"><text:span text:style-name="T22">String </text:span></text:span><text:span text:style-name="Source_20_Text"><text:span text:style-name="T20">nextToken)</text:span></text:span></text:p>
            <text:p text:style-name="P14"><text:span text:style-name="T12">The </text:span><text:span text:style-name="Source_20_Text"><text:span text:style-name="T12">NextToken </text:span></text:span><text:span text:style-name="T12">value returned from a previous paginated </text:span><text:span text:style-name="Source_20_Text"><text:span text:style-name="T12">DescribeVolumes </text:span></text:span><text:span text:style-name="T12">request where </text:span><text:span text:style-name="Source_20_Text"><text:span text:style-name="T12">MaxResults </text:span></text:span><text:span text:style-name="T12">was used and the results exceeded the value of that parameter.</text:span></text:p>
          </table:table-cell>
        </table:table-row>
        <table:table-row>
          <table:table-cell table:style-name="Table1.A2" office:value-type="string">
            <text:p text:style-name="P3">DescribeVolumesRequest</text:p>
            <text:p text:style-name="P17"/>
          </table:table-cell>
          <table:table-cell table:style-name="Table1.B2" office:value-type="string">
            <text:p text:style-name="P4"><text:span text:style-name="Source_20_Text"><text:span text:style-name="T22">withVolumeIds</text:span></text:span><text:span text:style-name="Source_20_Text"><text:span text:style-name="T20">(</text:span></text:span><text:span text:style-name="Source_20_Text"><text:span text:style-name="T22">Collection</text:span></text:span><text:span text:style-name="Source_20_Text"><text:span text:style-name="T20">&lt;</text:span></text:span><text:span text:style-name="Source_20_Text"><text:span text:style-name="T22">String</text:span></text:span><text:span text:style-name="Source_20_Text"><text:span text:style-name="T20">&gt; volumeIds)</text:span></text:span></text:p>
            <text:p text:style-name="P19">One or more volume IDs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8:27:57.557030127</meta:creation-date>
    <dc:date>2016-07-08T18:41:35.605618625</dc:date>
    <meta:editing-duration>PT3M54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2" meta:paragraph-count="47" meta:word-count="211" meta:character-count="1794" meta:non-whitespace-character-count="1629"/>
  </office:meta>
</office:document-meta>
</file>